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-Bold" svg:font-family="Calibri-Bol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paragraph-properties fo:text-align="justify" style:justify-single-word="false"/>
      <style:text-properties style:font-name="Calibri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/>
    </style:style>
    <style:style style:name="P6" style:family="paragraph" style:parent-style-name="Standard">
      <style:paragraph-properties fo:text-align="justify" style:justify-single-word="false"/>
      <style:text-properties style:font-name="Calibri"/>
    </style:style>
    <style:style style:name="P7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style:font-name="Calibri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none" fo:font-weight="normal" style:font-name-asian="Calibri-Bold" style:font-size-asian="12pt" style:font-weight-asian="normal" style:font-name-complex="Calibri-Bold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te-rendu de la séance de conseil du 07 octobre 2010</text:p>
      <text:p text:style-name="P7"/>
      <text:p text:style-name="P2"/>
      <text:p text:style-name="P3">Le Conseil Municipal, </text:p>
      <text:p text:style-name="P3"/>
      <text:p text:style-name="P3">- a débattu sur le Projet d'Aménagement et de Développement Durable dans le cadre de l'adoption du PLU,</text:p>
      <text:p text:style-name="P3"/>
      <text:p text:style-name="P3">- a délibéré sur le temps partiel de droit pour les agents titulaires et non titulaires de la commune,</text:p>
      <text:p text:style-name="P3"/>
      <text:p text:style-name="P3">- a approuvé les modifications de statut de la communauté de communes des deux rives,</text:p>
      <text:p text:style-name="P3"/>
      <text:p text:style-name="P3">- a décidé la célébration des mariages à la Bergerie durant la durée des travaux dans les locaux de la mairie,</text:p>
      <text:p text:style-name="P3"/>
      <text:p text:style-name="P3">- a nommé un représentant supplémentaire au CCAS,</text:p>
      <text:p text:style-name="P3"/>
      <text:p text:style-name="P3">- a approuvé le rapport d'activité du service de l'eau,</text:p>
      <text:p text:style-name="P3"/>
      <text:p text:style-name="P3">- a été informé de la rédaction d'une convention concernant le fonctionnement du regroupement scolaire avec Neuillé-le-Lierre,</text:p>
      <text:p text:style-name="P3"/>
      <text:p text:style-name="P3">- a fait le point sur l'archivage des documents de la mairie qui a commencé</text:p>
      <text:p text:style-name="P3"/>
      <text:p text:style-name="P3"/>
      <text:p text:style-name="P4">Un Conseil exceptionnel est prévu jeudi 21 octobre à 19h30 à la mairie. </text:p>
      <text:p text:style-name="P3"><text:span text:style-name="T1">Ordre du jour</text:span> : <text:span text:style-name="T2">bail emphytéotique avec Touraine Logement concernant les anciens logements d'instituteurs situés au 31 et 33 rue du Bourg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-Bold" svg:font-family="Calibri-Bol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MPTE-RENDU</dc:title>
    <meta:initial-creator>MAIRIE DE MONTREUIL</meta:initial-creator>
    <meta:creation-date>2008-05-19T15:17:00</meta:creation-date>
    <dc:creator>Isabelle Derouet</dc:creator>
    <dc:date>2010-10-19T11:17:50.76</dc:date>
    <meta:print-date>2008-08-05T16:13:00</meta:print-date>
    <meta:editing-cycles>9</meta:editing-cycles>
    <meta:editing-duration>PT01H07M28S</meta:editing-duration>
    <meta:generator>OpenOffice.org/3.2$Win32 OpenOffice.org_project/320m18$Build-9502</meta:generator>
    <meta:document-statistic meta:table-count="0" meta:image-count="0" meta:object-count="0" meta:page-count="1" meta:paragraph-count="12" meta:word-count="171" meta:character-count="991"/>
  </office:meta>
</office:document-meta>
</file>